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re Franklin" svg:font-family="'Libre Franklin', sans-serif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paragraph-rsid="000cdb6b"/>
    </style:style>
    <style:style style:name="P3" style:family="paragraph" style:parent-style-name="Standard">
      <style:text-properties style:font-name="Arial" officeooo:paragraph-rsid="000cdb6b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paragraph-rsid="000eaab6" style:font-size-asian="12pt" style:font-size-complex="12pt"/>
    </style:style>
    <style:style style:name="T1" style:family="text">
      <style:text-properties style:font-name="Arial"/>
    </style:style>
    <style:style style:name="T2" style:family="text">
      <style:text-properties officeooo:rsid="000cdb6b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officeooo:rsid="000cdb6b" style:font-size-asian="12pt" style:font-size-complex="12pt"/>
    </style:style>
    <style:style style:name="T5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6" style:family="text">
      <style:text-properties officeooo:rsid="000eaab6"/>
    </style:style>
  </office:automatic-styles>
  <office:body>
    <office:text>
      <text:tracked-changes>
        <text:changed-region xml:id="ct2529982544432" text:id="ct2529982544432">
          <text:insertion>
            <office:change-info>
              <dc:creator>Unknown Author</dc:creator>
              <dc:date>2023-11-24T11:02:24.886000000</dc:date>
            </office:change-info>
          </text:insertion>
        </text:changed-region>
        <text:changed-region xml:id="ct2529982547792" text:id="ct2529982547792">
          <text:deletion>
            <office:change-info>
              <dc:creator>Unknown Author</dc:creator>
              <dc:date>2023-11-24T11:02:24.886000000</dc:date>
            </office:change-info>
            <text:p text:style-name="P4"><text:span text:style-name="T1">&lt;YEAR&gt; &lt;COPYRIGHT HOLDER&gt;</text:span></text:p>
          </text:deletion>
        </text:changed-region>
        <text:changed-region xml:id="ct2529987718688" text:id="ct2529987718688">
          <text:deletion>
            <office:change-info>
              <dc:creator>Unknown Author</dc:creator>
              <dc:date>2023-11-24T11:02:24.886000000</dc:date>
            </office:change-info>
            <text:p text:style-name="P1">is hereby granted, free of charge, to any person obtaining a copy of this software and associated documentation files (the “Software”), to deal in the Software without restriction, including without limitation the rights </text:p>
          </text:deletion>
        </text:changed-region>
        <text:changed-region xml:id="ct2529987723008" text:id="ct2529987723008">
          <text:deletion>
            <office:change-info>
              <dc:creator>Unknown Author</dc:creator>
              <dc:date>2023-11-24T11:02:24.886000000</dc:date>
            </office:change-info>
            <text:p text:style-name="P1">merge, publish, </text:p>
          </text:deletion>
        </text:changed-region>
        <text:changed-region xml:id="ct2529987719408" text:id="ct2529987719408">
          <text:insertion>
            <office:change-info>
              <dc:creator>Unknown Author</dc:creator>
              <dc:date>2023-11-24T11:03:53</dc:date>
            </office:change-info>
          </text:insertion>
        </text:changed-region>
        <text:changed-region xml:id="ct2529987724928" text:id="ct2529987724928">
          <text:deletion>
            <office:change-info>
              <dc:creator>Unknown Author</dc:creator>
              <dc:date>2023-11-24T11:02:24.886000000</dc:date>
            </office:change-info>
            <text:p text:style-name="P1">, sublicense, and/or sell copies of </text:p>
          </text:deletion>
        </text:changed-region>
        <text:changed-region xml:id="ct2530051422608" text:id="ct2530051422608">
          <text:insertion>
            <office:change-info>
              <dc:creator>Unknown Author</dc:creator>
              <dc:date>2023-11-24T11:04:01</dc:date>
            </office:change-info>
          </text:insertion>
        </text:changed-region>
        <text:changed-region xml:id="ct2530051420928" text:id="ct2530051420928">
          <text:deletion>
            <office:change-info>
              <dc:creator>Unknown Author</dc:creator>
              <dc:date>2023-11-24T11:02:24.886000000</dc:date>
            </office:change-info>
            <text:p text:style-name="P1"><text:span text:style-name="T2">the Software, and to permit persons to whom the Software is furnished to do so, subject to the following conditions:</text:span></text:p>
          </text:deletion>
        </text:changed-region>
        <text:changed-region xml:id="ct2530051419728" text:id="ct2530051419728">
          <text:insertion>
            <office:change-info>
              <dc:creator>Unknown Author</dc:creator>
              <dc:date>2023-11-24T11:04:42</dc:date>
            </office:change-info>
          </text:insertion>
        </text:changed-region>
        <text:changed-region xml:id="ct2530040692016" text:id="ct2530040692016">
          <text:deletion>
            <office:change-info>
              <dc:creator>Unknown Author</dc:creator>
              <dc:date>2023-11-24T11:06:53</dc:date>
            </office:change-info>
            <text:p text:style-name="P1"><text:span text:style-name="T4">T</text:span></text:p>
          </text:deletion>
        </text:changed-region>
        <text:changed-region xml:id="ct2529988650032" text:id="ct2529988650032">
          <text:insertion>
            <office:change-info>
              <dc:creator>Unknown Author</dc:creator>
              <dc:date>2023-11-24T11:04:42</dc:date>
            </office:change-info>
          </text:insertion>
        </text:changed-region>
        <text:changed-region xml:id="ct2530025413008" text:id="ct2530025413008">
          <text:deletion>
            <office:change-info>
              <dc:creator>Unknown Author</dc:creator>
              <dc:date>2023-11-24T11:07:33</dc:date>
            </office:change-info>
            <text:p text:style-name="P1"><text:span text:style-name="T3"><text:s/></text:span><text:span text:style-name="T4">or substantial portions of the Software</text:span></text:p>
          </text:deletion>
        </text:changed-region>
        <text:changed-region xml:id="ct2530025416608" text:id="ct2530025416608">
          <text:insertion>
            <office:change-info>
              <dc:creator>Unknown Author</dc:creator>
              <dc:date>2023-11-24T11:04:42</dc:date>
            </office:change-info>
          </text:insertion>
        </text:changed-region>
        <text:changed-region xml:id="ct2529752953712" text:id="ct2529752953712">
          <text:deletion>
            <office:change-info>
              <dc:creator>Unknown Author</dc:creator>
              <dc:date>2023-11-24T11:10:01</dc:date>
            </office:change-info>
            <text:p text:style-name="P5"><text:span text:style-name="T1">THE SOFTWARE IS PROVIDED “AS IS”, WITHOUT WARRANTY OF ANY KIND, EXPRESS OR IMPLIED, INCLUDING BUT NOT LIMITED TO THE WARRANTIES OF MERCHANTABILITY, FITNESS FOR A PARTICULAR PURPOSE AND NONINFRINGEMENT.</text:span></text:p>
          </text:deletion>
        </text:changed-region>
        <text:changed-region xml:id="ct2529752950592" text:id="ct2529752950592">
          <text:insertion>
            <office:change-info>
              <dc:creator>Unknown Author</dc:creator>
              <dc:date>2023-11-24T11:04:42</dc:date>
            </office:change-info>
          </text:insertion>
        </text:changed-region>
        <text:changed-region xml:id="ct2529956178560" text:id="ct2529956178560">
          <text:insertion>
            <office:change-info>
              <dc:creator>Unknown Author</dc:creator>
              <dc:date>2023-11-24T11:04:42</dc:date>
            </office:change-info>
          </text:insertion>
        </text:changed-region>
        <text:changed-region xml:id="ct2529956177360" text:id="ct2529956177360">
          <text:deletion>
            <office:change-info>
              <dc:creator>Unknown Author</dc:creator>
              <dc:date>2023-11-24T11:12:59</dc:date>
            </office:change-info>
            <text:p text:style-name="P5"><text:span text:style-name="T6">THE AUTHORS OR COPYRIGHT HOLDERS </text:span></text:p>
          </text:deletion>
        </text:changed-region>
        <text:changed-region xml:id="ct2529956177120" text:id="ct2529956177120">
          <text:insertion>
            <office:change-info>
              <dc:creator>Unknown Author</dc:creator>
              <dc:date>2023-11-24T11:04:42</dc:date>
            </office:change-info>
          </text:insertion>
        </text:changed-region>
        <text:changed-region xml:id="ct2529956178320" text:id="ct2529956178320">
          <text:insertion>
            <office:change-info>
              <dc:creator>Unknown Author</dc:creator>
              <dc:date>2023-11-24T11:14:26</dc:date>
            </office:change-info>
          </text:insertion>
        </text:changed-region>
        <text:changed-region xml:id="ct2529956175920" text:id="ct2529956175920">
          <text:deletion>
            <office:change-info>
              <dc:creator>Unknown Author</dc:creator>
              <dc:date>2023-11-24T11:14:56</dc:date>
            </office:change-info>
            <text:p text:style-name="P5"><text:span text:style-name="T6">FOR ANY CLAIM, DAMAGES OR OTHER LIABILITY, WHETHER IN AN ACTION OF CONTRACT, TORT OR OTHERWISE,</text:span></text:p>
          </text:deletion>
        </text:changed-region>
        <text:changed-region xml:id="ct2529956177840" text:id="ct2529956177840">
          <text:insertion>
            <office:change-info>
              <dc:creator>Unknown Author</dc:creator>
              <dc:date>2023-11-24T11:14:00</dc:date>
            </office:change-info>
          </text:insertion>
        </text:changed-region>
        <text:changed-region xml:id="ct2529956177600" text:id="ct2529956177600">
          <text:deletion>
            <office:change-info>
              <dc:creator>Unknown Author</dc:creator>
              <dc:date>2023-11-24T11:16:14</dc:date>
            </office:change-info>
            <text:p text:style-name="P5"><text:span text:style-name="T6">FROM, </text:span></text:p>
          </text:deletion>
        </text:changed-region>
        <text:changed-region xml:id="ct2529956174960" text:id="ct2529956174960">
          <text:insertion>
            <office:change-info>
              <dc:creator>Unknown Author</dc:creator>
              <dc:date>2023-11-24T11:04:42</dc:date>
            </office:change-info>
          </text:insertion>
        </text:changed-region>
        <text:changed-region xml:id="ct2529956176160" text:id="ct2529956176160">
          <text:deletion>
            <office:change-info>
              <dc:creator>Unknown Author</dc:creator>
              <dc:date>2023-11-24T11:16:54</dc:date>
            </office:change-info>
            <text:p text:style-name="P5"><text:span text:style-name="T6">OR IN CONNECTION WITH THE</text:span></text:p>
          </text:deletion>
        </text:changed-region>
        <text:changed-region xml:id="ct2529956178080" text:id="ct2529956178080">
          <text:insertion>
            <office:change-info>
              <dc:creator>Unknown Author</dc:creator>
              <dc:date>2023-11-24T11:04:42</dc:date>
            </office:change-info>
          </text:insertion>
        </text:changed-region>
        <text:changed-region xml:id="ct2530051419248" text:id="ct2530051419248">
          <text:deletion>
            <office:change-info>
              <dc:creator>Unknown Author</dc:creator>
              <dc:date>2023-11-24T11:18:12</dc:date>
            </office:change-info>
            <text:p text:style-name="P5"><text:span text:style-name="T1">OR THE USE OR OTHER DEALINGS IN THE SOFTWARE</text:span></text:p>
          </text:deletion>
        </text:changed-region>
        <text:changed-region xml:id="ct2530025416128" text:id="ct2530025416128">
          <text:insertion>
            <office:change-info>
              <dc:creator>Unknown Author</dc:creator>
              <dc:date>2023-11-24T11:04:4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pyright <text:change-start text:change-id="ct2529982544432"/>(c) $YEAR, $ORGANIZATION<text:change-end text:change-id="ct2529982544432"/><text:change text:change-id="ct2529982547792"/></text:p>
      <text:p text:style-name="P1">Permission <text:change text:change-id="ct2529987718688"/>to use, copy, modify, <text:change text:change-id="ct2529987723008"/><text:change-start text:change-id="ct2529987719408"/><text:span text:style-name="T2">and </text:span><text:change-end text:change-id="ct2529987719408"/>distribute<text:change text:change-id="ct2529987724928"/><text:change-start text:change-id="ct2530051422608"/><text:span text:style-name="T2">this software</text:span><text:change-end text:change-id="ct2530051422608"/><text:change text:change-id="ct2530051420928"/><text:change-start text:change-id="ct2530051419728"/> <text:span text:style-name="T3">and its documentation for any purpose, without fee, and without a written agreement is hereby granted, provided that </text:span><text:change-end text:change-id="ct2530051419728"/><text:change text:change-id="ct2530040692016"/><text:span text:style-name="T3">the above copyright notice and this </text:span><text:change-start text:change-id="ct2529988650032"/><text:span text:style-name="T3">paragraph and the following two paragraphs appear </text:span><text:change-end text:change-id="ct2529988650032"/><text:span text:style-name="T3">in all copies</text:span><text:change text:change-id="ct2530025413008"/><text:span text:style-name="T3">.</text:span><text:change-start text:change-id="ct2530025416608"/></text:p>
      <text:p text:style-name="P2"><text:span text:style-name="T3"/></text:p>
      <text:p text:style-name="P5"><text:change-end text:change-id="ct2530025416608"/><text:change text:change-id="ct2529752953712"/><text:change-start text:change-id="ct2529752950592"/><text:span text:style-name="T1"><text:s/></text:span><text:change-end text:change-id="ct2529752950592"/>IN NO EVENT SHALL <text:change-start text:change-id="ct2529956178560"/>$ORGANISATION <text:change-end text:change-id="ct2529956178560"/><text:change text:change-id="ct2529956177360"/>BE LIABLE <text:change-start text:change-id="ct2529956177120"/>TO ANY PARTY FOR DIRECT, INDIRECT, SPECIAL, INCIDENTAL, OR CONSEQUENTIAL DAMAGES, INCLUDING LOST PROFITS,<text:change-end text:change-id="ct2529956177120"/><text:change-start text:change-id="ct2529956178320"/> <text:change-end text:change-id="ct2529956178320"/><text:change text:change-id="ct2529956175920"/><text:change-start text:change-id="ct2529956177840"/><text:span text:style-name="T6"><text:s/></text:span><text:change-end text:change-id="ct2529956177840"/>ARISING <text:change text:change-id="ct2529956177600"/>OUT OF<text:change-start text:change-id="ct2529956174960"/> THE USE OF THIS <text:change-end text:change-id="ct2529956174960"/><text:change text:change-id="ct2529956176160"/><text:span text:style-name="T6"><text:s/></text:span>SOFTWARE <text:change-start text:change-id="ct2529956178080"/>AND ITS DOCUMENTATION, <text:change-end text:change-id="ct2529956178080"/><text:change text:change-id="ct2530051419248"/><text:change-start text:change-id="ct2530025416128"/><text:span text:style-name="T1"><text:s/></text:span>EVEN IF $ORGANISATION HAS BEEN ADVISED OF THE POSSIBILITY OF SUCH DAMAGE.</text:p>
      <text:p text:style-name="P2"><text:span text:style-name="T5">$ORGANISATION SPECIFICALLY DISCLAIMS ANY WARRANTIES, INCLUDING, BUT NOT LIMITED TO, THE IMPLIED WARRANTIES OF MERCHANTABILITY AND FITNESS FOR A PARTICULAR PURPOSE. THE SOFTWARE PROVIDED HEREUNDER IS ON AN “AS IS” BASIS, AND $ORGANISATION HAS NO OBLIGATIONS TO PROVIDE MAINTENANCE, SUPPORT, UPDATES, ENHANCEMENTS, OR MODIFICATIONS.</text:span><text:change-end text:change-id="ct253002541612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re Franklin" svg:font-family="'Libre Franklin', sans-serif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1-24T11:01:00.366000000</meta:creation-date>
    <dc:date>2023-11-24T11:19:40.063000000</dc:date>
    <meta:editing-duration>PT8M19S</meta:editing-duration>
    <meta:editing-cycles>2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4" meta:word-count="134" meta:character-count="930" meta:non-whitespace-character-count="796"/>
  </office:meta>
</office:document-meta>
</file>